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4000000B46D5068D0.png" manifest:media-type="image/png"/>
  <manifest:file-entry manifest:full-path="Pictures/100000000000015E00000148E06464D5.png" manifest:media-type="image/png"/>
  <manifest:file-entry manifest:full-path="Pictures/10000000000000E5000000E42CD41F72.png" manifest:media-type="image/png"/>
  <manifest:file-entry manifest:full-path="Pictures/10000201000002580000012B31982A4C.png" manifest:media-type="image/png"/>
  <manifest:file-entry manifest:full-path="Pictures/10000201000004000000030075FF96F0.png" manifest:media-type="image/png"/>
  <manifest:file-entry manifest:full-path="Pictures/1000020100000400000003009A1BBADC.png" manifest:media-type="image/png"/>
  <manifest:file-entry manifest:full-path="Pictures/1000020100000400000003001D716EAA.png" manifest:media-type="image/png"/>
  <manifest:file-entry manifest:full-path="Pictures/10000201000001CC000001CCC9BE4D66.png" manifest:media-type="image/png"/>
  <manifest:file-entry manifest:full-path="Pictures/1000020100000400000003007DBE084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Times-Roman1" svg:font-family="Times-Roman" style:font-family-generic="roman"/>
    <style:font-face style:name="Interstate-Light1" svg:font-family="Interstate-Light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jboss-middleware-title">
      <style:graphic-properties draw:auto-grow-height="true" fo:min-height="3.173cm"/>
    </style:style>
    <style:style style:name="pr2" style:family="presentation" style:parent-style-name="jboss-middleware-outline1">
      <style:graphic-properties draw:auto-grow-height="true" fo:min-height="13.435cm"/>
    </style:style>
    <style:style style:name="pr3" style:family="presentation" style:parent-style-name="jboss-middleware-notes">
      <style:graphic-properties draw:fill-color="#ffffff" draw:auto-grow-height="true" fo:min-height="12.572cm"/>
    </style:style>
    <style:style style:name="pr4" style:family="presentation" style:parent-style-name="jboss-middleware-title">
      <style:graphic-properties draw:fill-color="#ffffff" draw:auto-grow-height="true" fo:min-height="3.173cm"/>
    </style:style>
    <style:style style:name="pr5" style:family="presentation" style:parent-style-name="jboss-middleware-outline1">
      <style:graphic-properties draw:fill-color="#ffffff" draw:auto-grow-height="true" fo:min-height="13.436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016cm" fo:margin-right="0cm" fo:text-indent="-0.762cm"/>
      <style:text-properties fo:font-size="24pt" style:font-size-asian="24pt" style:font-size-complex="24pt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boss-middleware" presentation:presentation-page-layout-name="AL1T1">
        <office:forms form:automatic-focus="false" form:apply-design-mode="false"/>
        <draw:frame presentation:style-name="pr1" draw:layer="layout" svg:width="25.199cm" svg:height="3.173cm" svg:x="1.4cm" svg:y="0.637cm" presentation:class="title" presentation:user-transformed="true">
          <draw:text-box>
            <text:p>JBug-Beijing 2015</text:p>
          </draw:text-box>
        </draw:frame>
        <draw:frame presentation:style-name="pr2" draw:text-style-name="P1" draw:layer="layout" svg:width="25.199cm" svg:height="13.435cm" svg:x="1.471cm" svg:y="4.145cm" presentation:class="outline" presentation:placeholder="true" presentation:user-transformed="true">
          <draw:text-box/>
        </draw:frame>
        <draw:frame draw:style-name="gr1" draw:text-style-name="P2" draw:layer="layout" svg:width="26.035cm" svg:height="13.073cm" svg:x="1.27cm" svg:y="4.072cm">
          <draw:image xlink:href="Pictures/10000201000002580000012B31982A4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boss-middleware" presentation:presentation-page-layout-name="AL1T1">
        <office:forms form:automatic-focus="false" form:apply-design-mode="false"/>
        <draw:frame presentation:style-name="pr4" draw:text-style-name="P4" draw:layer="layout" svg:width="25.199cm" svg:height="3.173cm" svg:x="1.4cm" svg:y="0.637cm" presentation:class="title">
          <draw:text-box>
            <text:p text:style-name="P4">Agenda</text:p>
          </draw:text-box>
        </draw:frame>
        <draw:frame presentation:style-name="pr5" draw:text-style-name="P5" draw:layer="layout" svg:width="25.199cm" svg:height="13.436cm" svg:x="1.471cm" svg:y="3.945cm" presentation:class="outline" presentation:user-transformed="true">
          <draw:text-box>
            <text:p text:style-name="P4"><text:span text:style-name="T1"/></text:p>
            <text:p><text:span text:style-name="T1"/></text:p>
          </draw:text-box>
        </draw:frame>
        <draw:frame draw:style-name="gr1" draw:text-style-name="P2" draw:layer="layout" svg:width="5.487cm" svg:height="5.46cm" svg:x="1.905cm" svg:y="7.875cm">
          <draw:image xlink:href="Pictures/10000000000000E5000000E42CD41F72.png" xlink:type="simple" xlink:show="embed" xlink:actuate="onLoad">
            <text:p/>
          </draw:image>
        </draw:frame>
        <draw:frame draw:style-name="gr1" draw:text-style-name="P2" draw:layer="layout" svg:width="6.817cm" svg:height="6.864cm" svg:x="7.62cm" svg:y="7.106cm">
          <draw:image xlink:href="Pictures/100000000000015E00000148E06464D5.png" xlink:type="simple" xlink:show="embed" xlink:actuate="onLoad">
            <text:p/>
          </draw:image>
        </draw:frame>
        <draw:frame draw:style-name="gr1" draw:text-style-name="P2" draw:layer="layout" svg:width="5.715cm" svg:height="5.905cm" svg:x="14.605cm" svg:y="7.62cm">
          <draw:image xlink:href="Pictures/10000201000001CC000001CCC9BE4D66.png" xlink:type="simple" xlink:show="embed" xlink:actuate="onLoad">
            <text:p/>
          </draw:image>
        </draw:frame>
        <draw:frame draw:style-name="gr1" draw:text-style-name="P2" draw:layer="layout" svg:width="5.08cm" svg:height="5.715cm" svg:x="21.59cm" svg:y="7.62cm">
          <draw:image xlink:href="Pictures/10000201000000B4000000B46D5068D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Times-Roman1" svg:font-family="Times-Roman" style:font-family-generic="roman"/>
    <style:font-face style:name="Interstate-Light1" svg:font-family="Interstate-Light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jboss-middleware-background" style:family="presentation">
      <style:graphic-properties draw:stroke="none" draw:fill="none"/>
      <style:text-properties style:letter-kerning="true"/>
    </style:style>
    <style:style style:name="jboss-middlewa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jboss-middlewa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jboss-middleware-outline1" style:family="presentation">
      <style:graphic-properties draw:stroke="none" draw:fill="none">
        <text:list-style style:name="jboss-middleware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jboss-middleware-outline2" style:family="presentation" style:parent-style-name="jboss-middleware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jboss-middleware-outline3" style:family="presentation" style:parent-style-name="jboss-middleware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jboss-middleware-outline4" style:family="presentation" style:parent-style-name="jboss-middleware-outline3">
      <style:paragraph-properties fo:margin-top="0cm" fo:margin-bottom="0.2cm"/>
      <style:text-properties fo:font-size="20pt" style:font-size-asian="20pt" style:font-size-complex="20pt"/>
    </style:style>
    <style:style style:name="jboss-middleware-outline5" style:family="presentation" style:parent-style-name="jboss-middleware-outline4">
      <style:paragraph-properties fo:margin-top="0cm" fo:margin-bottom="0.1cm"/>
      <style:text-properties fo:font-size="20pt" style:font-size-asian="20pt" style:font-size-complex="20pt"/>
    </style:style>
    <style:style style:name="jboss-middleware-outline6" style:family="presentation" style:parent-style-name="jboss-middleware-outline5">
      <style:paragraph-properties fo:margin-top="0cm" fo:margin-bottom="0.1cm"/>
      <style:text-properties fo:font-size="20pt" style:font-size-asian="20pt" style:font-size-complex="20pt"/>
    </style:style>
    <style:style style:name="jboss-middleware-outline7" style:family="presentation" style:parent-style-name="jboss-middleware-outline6">
      <style:paragraph-properties fo:margin-top="0cm" fo:margin-bottom="0.1cm"/>
      <style:text-properties fo:font-size="20pt" style:font-size-asian="20pt" style:font-size-complex="20pt"/>
    </style:style>
    <style:style style:name="jboss-middleware-outline8" style:family="presentation" style:parent-style-name="jboss-middleware-outline7">
      <style:paragraph-properties fo:margin-top="0cm" fo:margin-bottom="0.1cm"/>
      <style:text-properties fo:font-size="20pt" style:font-size-asian="20pt" style:font-size-complex="20pt"/>
    </style:style>
    <style:style style:name="jboss-middleware-outline9" style:family="presentation" style:parent-style-name="jboss-middleware-outline8">
      <style:paragraph-properties fo:margin-top="0cm" fo:margin-bottom="0.1cm"/>
      <style:text-properties fo:font-size="20pt" style:font-size-asian="20pt" style:font-size-complex="20pt"/>
    </style:style>
    <style:style style:name="jboss-middleware-subtitle" style:family="presentation">
      <style:graphic-properties draw:stroke="none" draw:fill="none" draw:textarea-vertical-align="middle">
        <text:list-style style:name="jboss-middlewa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jboss-middleware-title" style:family="presentation">
      <style:graphic-properties draw:stroke="none" draw:fill="none" draw:textarea-vertical-align="middle">
        <text:list-style style:name="jboss-middlewa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jboss-middleware1-background" style:family="presentation">
      <style:graphic-properties draw:stroke="none" draw:fill="none"/>
      <style:text-properties style:letter-kerning="true"/>
    </style:style>
    <style:style style:name="jboss-middlewa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jboss-middleware1-notes" style:family="presentation">
      <style:graphic-properties draw:stroke="none" draw:fill="none">
        <text:list-style style:name="jboss-middleware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jboss-middleware1-outline1" style:family="presentation">
      <style:graphic-properties draw:stroke="none" draw:fill="none">
        <text:list-style style:name="jboss-middlewar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jboss-middleware1-outline2" style:family="presentation" style:parent-style-name="jboss-middleware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jboss-middleware1-outline3" style:family="presentation" style:parent-style-name="jboss-middleware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jboss-middleware1-outline4" style:family="presentation" style:parent-style-name="jboss-middleware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jboss-middleware1-outline5" style:family="presentation" style:parent-style-name="jboss-middleware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jboss-middleware1-outline6" style:family="presentation" style:parent-style-name="jboss-middleware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jboss-middleware1-outline7" style:family="presentation" style:parent-style-name="jboss-middleware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jboss-middleware1-outline8" style:family="presentation" style:parent-style-name="jboss-middleware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jboss-middleware1-outline9" style:family="presentation" style:parent-style-name="jboss-middleware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jboss-middleware1-subtitle" style:family="presentation">
      <style:graphic-properties draw:stroke="none" draw:fill="none" draw:textarea-vertical-align="middle">
        <text:list-style style:name="jboss-middlewar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jboss-middleware1-title" style:family="presentation">
      <style:graphic-properties draw:stroke="none" draw:fill="none" draw:textarea-vertical-align="middle">
        <text:list-style style:name="jboss-middlewar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jboss-middleware2-background" style:family="presentation">
      <style:graphic-properties draw:stroke="none" draw:fill="none"/>
      <style:text-properties style:letter-kerning="true"/>
    </style:style>
    <style:style style:name="jboss-middlewar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jboss-middleware2-notes" style:family="presentation">
      <style:graphic-properties draw:stroke="none" draw:fill="none">
        <text:list-style style:name="jboss-middlewar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jboss-middleware2-outline1" style:family="presentation">
      <style:graphic-properties draw:stroke="none" draw:fill="none">
        <text:list-style style:name="jboss-middlewar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jboss-middleware2-outline2" style:family="presentation" style:parent-style-name="jboss-middleware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jboss-middleware2-outline3" style:family="presentation" style:parent-style-name="jboss-middleware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jboss-middleware2-outline4" style:family="presentation" style:parent-style-name="jboss-middleware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jboss-middleware2-outline5" style:family="presentation" style:parent-style-name="jboss-middleware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jboss-middleware2-outline6" style:family="presentation" style:parent-style-name="jboss-middleware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jboss-middleware2-outline7" style:family="presentation" style:parent-style-name="jboss-middleware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jboss-middleware2-outline8" style:family="presentation" style:parent-style-name="jboss-middleware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jboss-middleware2-outline9" style:family="presentation" style:parent-style-name="jboss-middleware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jboss-middleware2-subtitle" style:family="presentation">
      <style:graphic-properties draw:stroke="none" draw:fill="none" draw:textarea-vertical-align="middle">
        <text:list-style style:name="jboss-middlewar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jboss-middleware2-title" style:family="presentation">
      <style:graphic-properties draw:stroke="none" draw:fill="none" draw:textarea-vertical-align="middle">
        <text:list-style style:name="jboss-middlewar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jboss-middleware3-background" style:family="presentation">
      <style:graphic-properties draw:stroke="none" draw:fill="none"/>
      <style:text-properties style:letter-kerning="true"/>
    </style:style>
    <style:style style:name="jboss-middlewar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jboss-middleware3-notes" style:family="presentation">
      <style:graphic-properties draw:stroke="none" draw:fill="none">
        <text:list-style style:name="jboss-middleware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jboss-middleware3-outline1" style:family="presentation">
      <style:graphic-properties draw:stroke="none" draw:fill="none">
        <text:list-style style:name="jboss-middlewar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jboss-middleware3-outline2" style:family="presentation" style:parent-style-name="jboss-middleware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jboss-middleware3-outline3" style:family="presentation" style:parent-style-name="jboss-middleware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jboss-middleware3-outline4" style:family="presentation" style:parent-style-name="jboss-middleware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jboss-middleware3-outline5" style:family="presentation" style:parent-style-name="jboss-middleware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jboss-middleware3-outline6" style:family="presentation" style:parent-style-name="jboss-middleware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jboss-middleware3-outline7" style:family="presentation" style:parent-style-name="jboss-middleware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jboss-middleware3-outline8" style:family="presentation" style:parent-style-name="jboss-middleware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jboss-middleware3-outline9" style:family="presentation" style:parent-style-name="jboss-middleware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jboss-middleware3-subtitle" style:family="presentation">
      <style:graphic-properties draw:stroke="none" draw:fill="none" draw:textarea-vertical-align="middle">
        <text:list-style style:name="jboss-middleware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jboss-middleware3-title" style:family="presentation">
      <style:graphic-properties draw:stroke="none" draw:fill="none" draw:textarea-vertical-align="middle">
        <text:list-style style:name="jboss-middleware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jboss-middleware4-background" style:family="presentation">
      <style:graphic-properties draw:stroke="none" draw:fill="none"/>
      <style:text-properties style:letter-kerning="true"/>
    </style:style>
    <style:style style:name="jboss-middlewar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jboss-middleware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boss-middleware4-outline1" style:family="presentation">
      <style:graphic-properties draw:stroke="none" draw:fill="none">
        <text:list-style style:name="jboss-middlewar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boss-middleware4-outline2" style:family="presentation" style:parent-style-name="jboss-middleware4-outline1">
      <style:paragraph-properties fo:margin-top="0cm" fo:margin-bottom="0.4cm"/>
      <style:text-properties fo:font-size="28pt" style:font-size-asian="28pt" style:font-size-complex="28pt"/>
    </style:style>
    <style:style style:name="jboss-middleware4-outline3" style:family="presentation" style:parent-style-name="jboss-middleware4-outline2">
      <style:paragraph-properties fo:margin-top="0cm" fo:margin-bottom="0.3cm"/>
      <style:text-properties fo:font-size="24pt" style:font-size-asian="24pt" style:font-size-complex="24pt"/>
    </style:style>
    <style:style style:name="jboss-middleware4-outline4" style:family="presentation" style:parent-style-name="jboss-middleware4-outline3">
      <style:paragraph-properties fo:margin-top="0cm" fo:margin-bottom="0.2cm"/>
      <style:text-properties fo:font-size="20pt" style:font-size-asian="20pt" style:font-size-complex="20pt"/>
    </style:style>
    <style:style style:name="jboss-middleware4-outline5" style:family="presentation" style:parent-style-name="jboss-middleware4-outline4">
      <style:paragraph-properties fo:margin-top="0cm" fo:margin-bottom="0.1cm"/>
      <style:text-properties fo:font-size="20pt" style:font-size-asian="20pt" style:font-size-complex="20pt"/>
    </style:style>
    <style:style style:name="jboss-middleware4-outline6" style:family="presentation" style:parent-style-name="jboss-middleware4-outline5">
      <style:paragraph-properties fo:margin-top="0cm" fo:margin-bottom="0.1cm"/>
      <style:text-properties fo:font-size="20pt" style:font-size-asian="20pt" style:font-size-complex="20pt"/>
    </style:style>
    <style:style style:name="jboss-middleware4-outline7" style:family="presentation" style:parent-style-name="jboss-middleware4-outline6">
      <style:paragraph-properties fo:margin-top="0cm" fo:margin-bottom="0.1cm"/>
      <style:text-properties fo:font-size="20pt" style:font-size-asian="20pt" style:font-size-complex="20pt"/>
    </style:style>
    <style:style style:name="jboss-middleware4-outline8" style:family="presentation" style:parent-style-name="jboss-middleware4-outline7">
      <style:paragraph-properties fo:margin-top="0cm" fo:margin-bottom="0.1cm"/>
      <style:text-properties fo:font-size="20pt" style:font-size-asian="20pt" style:font-size-complex="20pt"/>
    </style:style>
    <style:style style:name="jboss-middleware4-outline9" style:family="presentation" style:parent-style-name="jboss-middleware4-outline8">
      <style:paragraph-properties fo:margin-top="0cm" fo:margin-bottom="0.1cm"/>
      <style:text-properties fo:font-size="20pt" style:font-size-asian="20pt" style:font-size-complex="20pt"/>
    </style:style>
    <style:style style:name="jboss-middleware4-subtitle" style:family="presentation">
      <style:graphic-properties draw:stroke="none" draw:fill="none" draw:textarea-vertical-align="middle">
        <text:list-style style:name="jboss-middleware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boss-middleware4-title" style:family="presentation">
      <style:graphic-properties draw:stroke="none" draw:fill="none" draw:textarea-vertical-align="middle">
        <text:list-style style:name="jboss-middleware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jboss-middleware-title">
      <style:graphic-properties draw:fill-color="#ffffff" draw:auto-grow-height="false" fo:min-height="3.507cm"/>
    </style:style>
    <style:style style:name="Mpr2" style:family="presentation" style:parent-style-name="jboss-middleware-outline1" style:list-style-name="ML2">
      <style:graphic-properties draw:fill-color="#ffffff" draw:auto-grow-height="false" fo:min-height="13.86cm"/>
    </style:style>
    <style:style style:name="Mpr3" style:family="presentation" style:parent-style-name="jboss-middleware-backgroundobjects">
      <style:graphic-properties draw:stroke="none" draw:fill="none" draw:fill-color="#ffffff" draw:auto-grow-height="false" fo:min-height="1.449cm"/>
    </style:style>
    <style:style style:name="Mpr4" style:family="presentation" style:parent-style-name="jboss-middleware-backgroundobjects">
      <style:graphic-properties svg:stroke-width="0.102cm" svg:stroke-color="#cc0000" draw:marker-start-width="0.352cm" draw:marker-end-width="0.352cm" draw:textarea-horizontal-align="center" draw:textarea-vertical-align="middle" fo:padding-top="0.05cm" fo:padding-bottom="0.05cm" fo:padding-left="0.05cm" fo:padding-right="0.05cm"/>
    </style:style>
    <style:style style:name="Mpr5" style:family="presentation" style:parent-style-name="jboss-middleware-backgroundobjects">
      <style:graphic-properties draw:stroke="none" draw:fill="none" draw:fill-color="#ffffff" draw:auto-grow-height="false" fo:min-height="1.397cm"/>
    </style:style>
    <style:style style:name="Mpr6" style:family="presentation" style:parent-style-name="jboss-middlewar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jboss-middleware1-outline1">
      <style:graphic-properties draw:fill-color="#ffffff" draw:auto-grow-height="false" fo:min-height="13.86cm"/>
    </style:style>
    <style:style style:name="Mpr8" style:family="presentation" style:parent-style-name="jboss-middleware1-backgroundobjects">
      <style:graphic-properties draw:stroke="none" draw:fill="none" draw:fill-color="#ffffff" draw:auto-grow-height="false" fo:min-height="1.449cm"/>
    </style:style>
    <style:style style:name="Mpr9" style:family="presentation" style:parent-style-name="jboss-middleware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jboss-middleware1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jboss-middleware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jboss-middleware2-backgroundobjects">
      <style:graphic-properties draw:stroke="none" draw:fill="none" draw:fill-color="#ffffff" draw:auto-grow-height="false" fo:min-height="1.397cm"/>
    </style:style>
    <style:style style:name="Mpr13" style:family="presentation" style:parent-style-name="jboss-middleware2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jboss-middleware3-backgroundobjects">
      <style:graphic-properties draw:stroke="none" draw:fill="none" draw:fill-color="#ffffff" draw:auto-grow-height="false" fo:min-height="1.449cm"/>
    </style:style>
    <style:style style:name="Mpr15" style:family="presentation" style:parent-style-name="jboss-middleware3-backgroundobjects">
      <style:graphic-properties draw:stroke="none" draw:fill="none" draw:fill-color="#ffffff" draw:auto-grow-height="false" fo:min-height="1.397cm"/>
    </style:style>
    <style:style style:name="Mpr16" style:family="presentation" style:parent-style-name="jboss-middleware3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jboss-middleware4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4.396cm" svg:x="1cm" svg:y="3.722cm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jboss-middleware" style:page-layout-name="PM1" draw:style-name="Mdp1">
      <draw:frame draw:style-name="Mgr3" draw:text-style-name="MP3" draw:layer="backgroundobjects" svg:width="27.999cm" svg:height="20.998cm" svg:x="0cm" svg:y="0.002cm">
        <draw:image xlink:href="Pictures/1000020100000400000003007DBE0840.png" xlink:type="simple" xlink:show="embed" xlink:actuate="onLoad">
          <text:p/>
        </draw:image>
      </draw:frame>
      <draw:frame presentation:style-name="Mpr1" draw:text-style-name="MP4" draw:layer="backgroundobjects" svg:width="25.199cm" svg:height="3.173cm" svg:x="1.4cm" svg:y="0.637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435cm" svg:x="1.471cm" svg:y="4.145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6"><text:span text:style-name="MT2"><text:page-number>&lt;number&gt;</text:page-number></text:span></text:p>
        </draw:text-box>
      </draw:frame>
      <draw:line presentation:style-name="Mpr4" draw:text-style-name="MP3" draw:layer="backgroundobjects" svg:x1="0.937cm" svg:y1="3.175cm" svg:x2="26.872cm" svg:y2="3.175cm">
        <text:p/>
      </draw:line>
      <presentation:notes style:page-layout-name="PM2">
        <draw:page-thumbnail presentation:style-name="jboss-middleware-title" draw:layer="backgroundobjects" svg:width="13.968cm" svg:height="10.476cm" svg:x="3.81cm" svg:y="2.123cm" presentation:class="page"/>
        <draw:frame presentation:style-name="jboss-middlewar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boss-middleware1" style:page-layout-name="PM1" draw:style-name="Mdp1">
      <draw:frame presentation:style-name="jboss-middleware1-title" draw:layer="backgroundobjects" svg:width="25.199cm" svg:height="3.506cm" svg:x="1.4cm" svg:y="0.837cm" presentation:class="title" presentation:placeholder="true">
        <draw:text-box/>
      </draw:frame>
      <draw:frame presentation:style-name="Mpr7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3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draw:page-thumbnail presentation:style-name="jboss-middleware1-title" draw:layer="backgroundobjects" svg:width="13.968cm" svg:height="10.476cm" svg:x="3.81cm" svg:y="2.123cm" presentation:class="page"/>
        <draw:frame presentation:style-name="jboss-middleware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boss-middleware2" style:page-layout-name="PM1" draw:style-name="Mdp1">
      <draw:frame presentation:style-name="jboss-middleware2-title" draw:layer="backgroundobjects" svg:width="25.199cm" svg:height="3.506cm" svg:x="1.4cm" svg:y="0.837cm" presentation:class="title" presentation:placeholder="true">
        <draw:text-box/>
      </draw:frame>
      <draw:frame presentation:style-name="jboss-middleware2-outline1" draw:layer="backgroundobjects" svg:width="25.199cm" svg:height="12.18cm" svg:x="1.4cm" svg:y="4.914cm" presentation:class="outline" presentation:placeholder="true">
        <draw:text-box/>
      </draw:frame>
      <draw:frame presentation:style-name="Mpr1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3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jboss-middleware2-title" draw:layer="backgroundobjects" svg:width="13.968cm" svg:height="10.476cm" svg:x="3.81cm" svg:y="2.123cm" presentation:class="page"/>
        <draw:frame presentation:style-name="jboss-middleware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boss-middleware3" style:page-layout-name="PM1" draw:style-name="Mdp1">
      <draw:frame presentation:style-name="jboss-middleware3-title" draw:layer="backgroundobjects" svg:width="25.199cm" svg:height="3.506cm" svg:x="1.4cm" svg:y="0.837cm" presentation:class="title" presentation:placeholder="true">
        <draw:text-box/>
      </draw:frame>
      <draw:frame presentation:style-name="jboss-middleware3-outline1" draw:layer="backgroundobjects" svg:width="25.199cm" svg:height="12.18cm" svg:x="1.4cm" svg:y="4.914cm" presentation:class="outline" presentation:placeholder="true">
        <draw:text-box/>
      </draw:frame>
      <draw:frame presentation:style-name="Mpr1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3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jboss-middleware3-title" draw:layer="backgroundobjects" svg:width="13.968cm" svg:height="10.476cm" svg:x="3.81cm" svg:y="2.123cm" presentation:class="page"/>
        <draw:frame presentation:style-name="jboss-middleware3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boss-middleware4" style:page-layout-name="PM1" draw:style-name="Mdp1">
      <draw:frame presentation:style-name="jboss-middleware4-title" draw:layer="backgroundobjects" svg:width="25.199cm" svg:height="3.506cm" svg:x="1.4cm" svg:y="0.837cm" presentation:class="title" presentation:placeholder="true">
        <draw:text-box/>
      </draw:frame>
      <draw:frame presentation:style-name="jboss-middleware4-outline1" draw:layer="backgroundobjects" svg:width="25.199cm" svg:height="12.18cm" svg:x="1.4cm" svg:y="4.914cm" presentation:class="outline" presentation:placeholder="true">
        <draw:text-box/>
      </draw:frame>
      <draw:frame presentation:style-name="Mpr17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7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7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2.2.0$Linux_X86_64 LibreOffice_project/430$Build-2</meta:generator>
    <meta:creation-date>2015-11-13T14:35:35.771977051</meta:creation-date>
    <dc:language>en-US</dc:language>
    <meta:editing-cycles>3</meta:editing-cycles>
    <meta:editing-duration>PT15M53S</meta:editing-duration>
    <dc:title>jboss-middleware</dc:title>
    <meta:initial-creator>jimma </meta:initial-creator>
    <dc:date>2015-11-13T17:06:07.724747859</dc:date>
    <dc:creator>jimma </dc:creator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